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6.99mm"/>
    </style:style>
    <style:style style:name="co2" style:family="table-column">
      <style:table-column-properties fo:break-before="auto" style:column-width="13.4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2dcdb" style:rotation-align="none"/>
    </style:style>
    <style:style style:name="ce6" style:family="table-cell" style:parent-style-name="Default">
      <style:table-cell-properties fo:background-color="#92d050"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cd5b5"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cd5b5" style:rotation-align="none"/>
    </style:style>
    <style:style style:name="gr1" style:family="graphic">
      <style:graphic-properties draw:stroke="none" svg:stroke-width="0mm" draw:stroke-linejoin="round" draw:fill="none" draw:textarea-vertical-align="top" draw:auto-grow-height="false" draw:fit-to-size="false" style:shrink-to-fit="false" fo:min-height="0mm" fo:min-width="0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stroke-linejoin="round" draw:fill="solid" draw:fill-color="#ffffff" draw:textarea-vertical-align="top" draw:auto-grow-height="false" draw:fit-to-size="false" style:shrink-to-fit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star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f2f2f2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2f2f2" style:text-line-through-style="none" style:text-line-through-type="none" style:text-position="0% 100%" fo:font-family="Calibri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2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7ABC1</text:p>
          </table:table-cell>
          <table:table-cell table:number-columns-repeated="3"/>
          <table:table-cell table:style-name="ce4" office:value-type="string" calcext:value-type="string">
            <text:p>7ABK1</text:p>
          </table:table-cell>
          <table:table-cell>
            <draw:custom-shape table:end-cell-address="Sheet1.P13" table:end-x="14.52mm" table:end-y="4.75mm" draw:z-index="0" draw:name="CustomShape 1" draw:style-name="gr1" draw:text-style-name="P2" svg:width="128.91mm" svg:height="52.9mm" svg:x="4.51mm" svg:y="0.53mm">
              <text:p text:style-name="P1"><text:span text:style-name="T1">Kita memiliki puluhan range terurut di kolom D. Range data <text:s/>memiliki 4 karakter awal sama kemudian karakter berikutnya mengikuti urutan bilangan asli (1, 2, 3, 4, ...). </text:span></text:p>
              <text:p text:style-name="P1"><text:span text:style-name="T2"/></text:p>
              <text:p text:style-name="P1"><text:span text:style-name="T1">Bagaimana cara mengambil data berikutnya jika diketahui data pertama (sel H3) dengan catatan rumus tersebut melibatakan range D3:D1279?</text:span></text:p>
              <text:p text:style-name="P1"><text:span text:style-name="T2"/></text:p>
              <text:p text:style-name="P1"><text:span text:style-name="T3">Rumus di setiap sel pada kolom harus sama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ce6" office:value-type="string" calcext:value-type="string">
            <text:p>7ABH1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2</text:p>
          </table:table-cell>
          <table:table-cell table:number-columns-repeated="3"/>
          <table:table-cell table:style-name="ce5" table:formula="of:=IF(LEFT([.$H$3];3)=LEFT(OFFSET([.A1];MATCH([.$H$3];[.D$1:.D$1048576];0);COLUMN([.D$1:.D$1048576])-1);3);OFFSET([.A1];MATCH([.$H$3];[.D$1:.D$1048576];0);COLUMN([.D$1:.D$1048576])-1);&quot;&quot;)" office:value-type="string" office:string-value="7ABK2" calcext:value-type="string">
            <text:p>7ABK2</text:p>
          </table:table-cell>
          <table:table-cell table:number-columns-repeated="8"/>
          <table:table-cell table:style-name="ce7" office:value-type="string" calcext:value-type="string">
            <text:p>7ABH2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3</text:p>
          </table:table-cell>
          <table:table-cell table:number-columns-repeated="3"/>
          <table:table-cell table:style-name="ce5" table:formula="of:=IF(LEFT([.$H$3];3)=LEFT(OFFSET([.A2];MATCH([.$H$3];[.D$1:.D$1048576];0);COLUMN([.D$1:.D$1048576])-1);3);OFFSET([.A2];MATCH([.$H$3];[.D$1:.D$1048576];0);COLUMN([.D$1:.D$1048576])-1);&quot;&quot;)" office:value-type="string" office:string-value="7ABK3" calcext:value-type="string">
            <text:p>7ABK3</text:p>
          </table:table-cell>
          <table:table-cell table:number-columns-repeated="8"/>
          <table:table-cell table:style-name="ce7" office:value-type="string" calcext:value-type="string">
            <text:p>7ABH3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4</text:p>
          </table:table-cell>
          <table:table-cell table:number-columns-repeated="3"/>
          <table:table-cell table:style-name="ce5" table:formula="of:=IF(LEFT([.$H$3];3)=LEFT(OFFSET([.A3];MATCH([.$H$3];[.D$1:.D$1048576];0);COLUMN([.D$1:.D$1048576])-1);3);OFFSET([.A3];MATCH([.$H$3];[.D$1:.D$1048576];0);COLUMN([.D$1:.D$1048576])-1);&quot;&quot;)" office:value-type="string" office:string-value="7ABK4" calcext:value-type="string">
            <text:p>7ABK4</text:p>
          </table:table-cell>
          <table:table-cell table:number-columns-repeated="8"/>
          <table:table-cell table:style-name="ce7" office:value-type="string" calcext:value-type="string">
            <text:p>7ABH4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5</text:p>
          </table:table-cell>
          <table:table-cell table:number-columns-repeated="3"/>
          <table:table-cell table:style-name="ce5" table:formula="of:=IF(LEFT([.$H$3];3)=LEFT(OFFSET([.A4];MATCH([.$H$3];[.D$1:.D$1048576];0);COLUMN([.D$1:.D$1048576])-1);3);OFFSET([.A4];MATCH([.$H$3];[.D$1:.D$1048576];0);COLUMN([.D$1:.D$1048576])-1);&quot;&quot;)" office:value-type="string" office:string-value="7ABK5" calcext:value-type="string">
            <text:p>7ABK5</text:p>
          </table:table-cell>
          <table:table-cell table:number-columns-repeated="8"/>
          <table:table-cell table:style-name="ce7" office:value-type="string" calcext:value-type="string">
            <text:p>7ABH5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6</text:p>
          </table:table-cell>
          <table:table-cell table:number-columns-repeated="3"/>
          <table:table-cell table:style-name="ce5" table:formula="of:=IF(LEFT([.$H$3];3)=LEFT(OFFSET([.A5];MATCH([.$H$3];[.D$1:.D$1048576];0);COLUMN([.D$1:.D$1048576])-1);3);OFFSET([.A5];MATCH([.$H$3];[.D$1:.D$1048576];0);COLUMN([.D$1:.D$1048576])-1);&quot;&quot;)" office:value-type="string" office:string-value="7ABK6" calcext:value-type="string">
            <text:p>7ABK6</text:p>
          </table:table-cell>
          <table:table-cell table:number-columns-repeated="8"/>
          <table:table-cell table:style-name="ce7" office:value-type="string" calcext:value-type="string">
            <text:p>7ABH6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7</text:p>
          </table:table-cell>
          <table:table-cell table:number-columns-repeated="3"/>
          <table:table-cell table:style-name="ce5" table:formula="of:=IF(LEFT([.$H$3];3)=LEFT(OFFSET([.A6];MATCH([.$H$3];[.D$1:.D$1048576];0);COLUMN([.D$1:.D$1048576])-1);3);OFFSET([.A6];MATCH([.$H$3];[.D$1:.D$1048576];0);COLUMN([.D$1:.D$1048576])-1);&quot;&quot;)" office:value-type="string" office:string-value="7ABK7" calcext:value-type="string">
            <text:p>7ABK7</text:p>
          </table:table-cell>
          <table:table-cell table:number-columns-repeated="8"/>
          <table:table-cell table:style-name="ce7" office:value-type="string" calcext:value-type="string">
            <text:p>7ABH7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8</text:p>
          </table:table-cell>
          <table:table-cell table:number-columns-repeated="3"/>
          <table:table-cell table:style-name="ce5" table:formula="of:=IF(LEFT([.$H$3];3)=LEFT(OFFSET([.A7];MATCH([.$H$3];[.D$1:.D$1048576];0);COLUMN([.D$1:.D$1048576])-1);3);OFFSET([.A7];MATCH([.$H$3];[.D$1:.D$1048576];0);COLUMN([.D$1:.D$1048576])-1);&quot;&quot;)" office:value-type="string" office:string-value="7ABK8" calcext:value-type="string">
            <text:p>7ABK8</text:p>
          </table:table-cell>
          <table:table-cell table:number-columns-repeated="8"/>
          <table:table-cell table:style-name="ce7" office:value-type="string" calcext:value-type="string">
            <text:p>7ABH8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9</text:p>
          </table:table-cell>
          <table:table-cell table:number-columns-repeated="3"/>
          <table:table-cell table:style-name="ce5" table:formula="of:=IF(LEFT([.$H$3];3)=LEFT(OFFSET([.A8];MATCH([.$H$3];[.D$1:.D$1048576];0);COLUMN([.D$1:.D$1048576])-1);3);OFFSET([.A8];MATCH([.$H$3];[.D$1:.D$1048576];0);COLUMN([.D$1:.D$1048576])-1);&quot;&quot;)" office:value-type="string" office:string-value="7ABK9" calcext:value-type="string">
            <text:p>7ABK9</text:p>
          </table:table-cell>
          <table:table-cell table:number-columns-repeated="8"/>
          <table:table-cell table:style-name="ce7" office:value-type="string" calcext:value-type="string">
            <text:p>7ABH9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0</text:p>
          </table:table-cell>
          <table:table-cell table:number-columns-repeated="3"/>
          <table:table-cell table:style-name="ce5" table:formula="of:=IF(LEFT([.$H$3];3)=LEFT(OFFSET([.A9];MATCH([.$H$3];[.D$1:.D$1048576];0);COLUMN([.D$1:.D$1048576])-1);3);OFFSET([.A9];MATCH([.$H$3];[.D$1:.D$1048576];0);COLUMN([.D$1:.D$1048576])-1);&quot;&quot;)" office:value-type="string" office:string-value="7ABK10" calcext:value-type="string">
            <text:p>7ABK10</text:p>
          </table:table-cell>
          <table:table-cell table:number-columns-repeated="8"/>
          <table:table-cell table:style-name="ce7" office:value-type="string" calcext:value-type="string">
            <text:p>7ABH1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1</text:p>
          </table:table-cell>
          <table:table-cell table:number-columns-repeated="3"/>
          <table:table-cell table:style-name="ce5" table:formula="of:=IF(LEFT([.$H$3];3)=LEFT(OFFSET([.A10];MATCH([.$H$3];[.D$1:.D$1048576];0);COLUMN([.D$1:.D$1048576])-1);3);OFFSET([.A10];MATCH([.$H$3];[.D$1:.D$1048576];0);COLUMN([.D$1:.D$1048576])-1);&quot;&quot;)" office:value-type="string" office:string-value="7ABK11" calcext:value-type="string">
            <text:p>7ABK11</text:p>
          </table:table-cell>
          <table:table-cell table:number-columns-repeated="8"/>
          <table:table-cell table:style-name="ce7" office:value-type="string" calcext:value-type="string">
            <text:p>7ABH11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2</text:p>
          </table:table-cell>
          <table:table-cell table:number-columns-repeated="3"/>
          <table:table-cell table:style-name="ce5" table:formula="of:=IF(LEFT([.$H$3];3)=LEFT(OFFSET([.A11];MATCH([.$H$3];[.D$1:.D$1048576];0);COLUMN([.D$1:.D$1048576])-1);3);OFFSET([.A11];MATCH([.$H$3];[.D$1:.D$1048576];0);COLUMN([.D$1:.D$1048576])-1);&quot;&quot;)" office:value-type="string" office:string-value="7ABK12" calcext:value-type="string">
            <text:p>7ABK12</text:p>
          </table:table-cell>
          <table:table-cell>
            <draw:custom-shape table:end-cell-address="Sheet1.P27" table:end-x="14.52mm" table:end-y="0.51mm" draw:z-index="1" draw:name="CustomShape 1" draw:style-name="gr2" draw:text-style-name="P3" svg:width="128.91mm" svg:height="62.47mm" svg:x="4.51mm" svg:y="1.33mm">
              <text:p text:style-name="P1"><text:span text:style-name="T1">Contoh:</text:span></text:p>
              <text:p text:style-name="P1"><text:span text:style-name="T1">Pada kolom Q, di sel Q3 tertulis 7ABH1, </text:span></text:p>
              <text:p text:style-name="P1"><text:span text:style-name="T1">Bagaimana rumus di sel Q4 sampai Q60 sehingga muncul </text:span></text:p>
              <text:p text:style-name="P1"><text:span text:style-name="T1">di sel Q4 --&gt; 7ABH2</text:span></text:p>
              <text:p text:style-name="P1"><text:span text:style-name="T4">di sel Q5 --&gt; 7ABH3</text:span></text:p>
              <text:p text:style-name="P1"><text:span text:style-name="T4">di sel Q6 --&gt; 7ABH4</text:span></text:p>
              <text:p text:style-name="P1"><text:span text:style-name="T4">di sel Q7 --&gt; 7ABH5</text:span></text:p>
              <text:p text:style-name="P1"><text:span text:style-name="T4">di sel Q8 --&gt; 7ABH6</text:span></text:p>
              <text:p text:style-name="P1"><text:span text:style-name="T2"/></text:p>
              <text:p text:style-name="P1"><text:span text:style-name="T5">Dan seterusnya, jika data terakhir 7ABH di kolom D sudah habis, maka di kolom sel pada kolom Q hasilnya kosong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ce7" office:value-type="string" calcext:value-type="string">
            <text:p>7ABH12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3</text:p>
          </table:table-cell>
          <table:table-cell table:number-columns-repeated="3"/>
          <table:table-cell table:style-name="ce5" table:formula="of:=IF(LEFT([.$H$3];3)=LEFT(OFFSET([.A12];MATCH([.$H$3];[.D$1:.D$1048576];0);COLUMN([.D$1:.D$1048576])-1);3);OFFSET([.A12];MATCH([.$H$3];[.D$1:.D$1048576];0);COLUMN([.D$1:.D$1048576])-1);&quot;&quot;)" office:value-type="string" office:string-value="7ABK13" calcext:value-type="string">
            <text:p>7ABK13</text:p>
          </table:table-cell>
          <table:table-cell table:number-columns-repeated="8"/>
          <table:table-cell table:style-name="ce7" office:value-type="string" calcext:value-type="string">
            <text:p>7ABH13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4</text:p>
          </table:table-cell>
          <table:table-cell table:number-columns-repeated="3"/>
          <table:table-cell table:style-name="ce5" table:formula="of:=IF(LEFT([.$H$3];3)=LEFT(OFFSET([.A13];MATCH([.$H$3];[.D$1:.D$1048576];0);COLUMN([.D$1:.D$1048576])-1);3);OFFSET([.A13];MATCH([.$H$3];[.D$1:.D$1048576];0);COLUMN([.D$1:.D$1048576])-1);&quot;&quot;)" office:value-type="string" office:string-value="7ABK14" calcext:value-type="string">
            <text:p>7ABK14</text:p>
          </table:table-cell>
          <table:table-cell table:number-columns-repeated="8"/>
          <table:table-cell table:style-name="ce7" office:value-type="string" calcext:value-type="string">
            <text:p>7ABH14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5</text:p>
          </table:table-cell>
          <table:table-cell table:number-columns-repeated="3"/>
          <table:table-cell table:style-name="ce5" table:formula="of:=IF(LEFT([.$H$3];3)=LEFT(OFFSET([.A14];MATCH([.$H$3];[.D$1:.D$1048576];0);COLUMN([.D$1:.D$1048576])-1);3);OFFSET([.A14];MATCH([.$H$3];[.D$1:.D$1048576];0);COLUMN([.D$1:.D$1048576])-1);&quot;&quot;)" office:value-type="string" office:string-value="7ABK15" calcext:value-type="string">
            <text:p>7ABK15</text:p>
          </table:table-cell>
          <table:table-cell table:number-columns-repeated="8"/>
          <table:table-cell table:style-name="ce7" office:value-type="string" calcext:value-type="string">
            <text:p>7ABH15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6</text:p>
          </table:table-cell>
          <table:table-cell table:number-columns-repeated="3"/>
          <table:table-cell table:style-name="ce5" table:formula="of:=IF(LEFT([.$H$3];3)=LEFT(OFFSET([.A15];MATCH([.$H$3];[.D$1:.D$1048576];0);COLUMN([.D$1:.D$1048576])-1);3);OFFSET([.A15];MATCH([.$H$3];[.D$1:.D$1048576];0);COLUMN([.D$1:.D$1048576])-1);&quot;&quot;)" office:value-type="string" office:string-value="7ABK16" calcext:value-type="string">
            <text:p>7ABK16</text:p>
          </table:table-cell>
          <table:table-cell table:number-columns-repeated="8"/>
          <table:table-cell table:style-name="ce7" office:value-type="string" calcext:value-type="string">
            <text:p>7ABH16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7</text:p>
          </table:table-cell>
          <table:table-cell table:number-columns-repeated="3"/>
          <table:table-cell table:style-name="ce5" table:formula="of:=IF(LEFT([.$H$3];3)=LEFT(OFFSET([.A16];MATCH([.$H$3];[.D$1:.D$1048576];0);COLUMN([.D$1:.D$1048576])-1);3);OFFSET([.A16];MATCH([.$H$3];[.D$1:.D$1048576];0);COLUMN([.D$1:.D$1048576])-1);&quot;&quot;)" office:value-type="string" office:string-value="7ABK17" calcext:value-type="string">
            <text:p>7ABK17</text:p>
          </table:table-cell>
          <table:table-cell table:number-columns-repeated="8"/>
          <table:table-cell table:style-name="ce7" office:value-type="string" calcext:value-type="string">
            <text:p>7ABH17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8</text:p>
          </table:table-cell>
          <table:table-cell table:number-columns-repeated="3"/>
          <table:table-cell table:style-name="ce5" table:formula="of:=IF(LEFT([.$H$3];3)=LEFT(OFFSET([.A17];MATCH([.$H$3];[.D$1:.D$1048576];0);COLUMN([.D$1:.D$1048576])-1);3);OFFSET([.A17];MATCH([.$H$3];[.D$1:.D$1048576];0);COLUMN([.D$1:.D$1048576])-1);&quot;&quot;)" office:value-type="string" office:string-value="7ABK18" calcext:value-type="string">
            <text:p>7ABK18</text:p>
          </table:table-cell>
          <table:table-cell table:number-columns-repeated="8"/>
          <table:table-cell table:style-name="ce7" office:value-type="string" calcext:value-type="string">
            <text:p>7ABH18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19</text:p>
          </table:table-cell>
          <table:table-cell table:number-columns-repeated="3"/>
          <table:table-cell table:style-name="ce5" table:formula="of:=IF(LEFT([.$H$3];3)=LEFT(OFFSET([.A18];MATCH([.$H$3];[.D$1:.D$1048576];0);COLUMN([.D$1:.D$1048576])-1);3);OFFSET([.A18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19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20</text:p>
          </table:table-cell>
          <table:table-cell table:number-columns-repeated="3"/>
          <table:table-cell table:style-name="ce5" table:formula="of:=IF(LEFT([.$H$3];3)=LEFT(OFFSET([.A19];MATCH([.$H$3];[.D$1:.D$1048576];0);COLUMN([.D$1:.D$1048576])-1);3);OFFSET([.A19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21</text:p>
          </table:table-cell>
          <table:table-cell table:number-columns-repeated="3"/>
          <table:table-cell table:style-name="ce5" table:formula="of:=IF(LEFT([.$H$3];3)=LEFT(OFFSET([.A20];MATCH([.$H$3];[.D$1:.D$1048576];0);COLUMN([.D$1:.D$1048576])-1);3);OFFSET([.A20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1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22</text:p>
          </table:table-cell>
          <table:table-cell table:number-columns-repeated="3"/>
          <table:table-cell table:style-name="ce5" table:formula="of:=IF(LEFT([.$H$3];3)=LEFT(OFFSET([.A21];MATCH([.$H$3];[.D$1:.D$1048576];0);COLUMN([.D$1:.D$1048576])-1);3);OFFSET([.A21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2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23</text:p>
          </table:table-cell>
          <table:table-cell table:number-columns-repeated="3"/>
          <table:table-cell table:style-name="ce5" table:formula="of:=IF(LEFT([.$H$3];3)=LEFT(OFFSET([.A22];MATCH([.$H$3];[.D$1:.D$1048576];0);COLUMN([.D$1:.D$1048576])-1);3);OFFSET([.A22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3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7ABC24</text:p>
          </table:table-cell>
          <table:table-cell table:number-columns-repeated="3"/>
          <table:table-cell table:style-name="ce5" table:formula="of:=IF(LEFT([.$H$3];3)=LEFT(OFFSET([.A23];MATCH([.$H$3];[.D$1:.D$1048576];0);COLUMN([.D$1:.D$1048576])-1);3);OFFSET([.A23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4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/>
          <table:table-cell table:number-columns-repeated="3"/>
          <table:table-cell table:style-name="ce5" table:formula="of:=IF(LEFT([.$H$3];3)=LEFT(OFFSET([.A24];MATCH([.$H$3];[.D$1:.D$1048576];0);COLUMN([.D$1:.D$1048576])-1);3);OFFSET([.A24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5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/>
          <table:table-cell table:number-columns-repeated="3"/>
          <table:table-cell table:style-name="ce5" table:formula="of:=IF(LEFT([.$H$3];3)=LEFT(OFFSET([.A25];MATCH([.$H$3];[.D$1:.D$1048576];0);COLUMN([.D$1:.D$1048576])-1);3);OFFSET([.A25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6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</text:p>
          </table:table-cell>
          <table:table-cell table:number-columns-repeated="3"/>
          <table:table-cell table:style-name="ce5" table:formula="of:=IF(LEFT([.$H$3];3)=LEFT(OFFSET([.A26];MATCH([.$H$3];[.D$1:.D$1048576];0);COLUMN([.D$1:.D$1048576])-1);3);OFFSET([.A26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7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2</text:p>
          </table:table-cell>
          <table:table-cell table:number-columns-repeated="3"/>
          <table:table-cell table:style-name="ce5" table:formula="of:=IF(LEFT([.$H$3];3)=LEFT(OFFSET([.A27];MATCH([.$H$3];[.D$1:.D$1048576];0);COLUMN([.D$1:.D$1048576])-1);3);OFFSET([.A27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8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3</text:p>
          </table:table-cell>
          <table:table-cell table:number-columns-repeated="3"/>
          <table:table-cell table:style-name="ce5" table:formula="of:=IF(LEFT([.$H$3];3)=LEFT(OFFSET([.A28];MATCH([.$H$3];[.D$1:.D$1048576];0);COLUMN([.D$1:.D$1048576])-1);3);OFFSET([.A28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29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4</text:p>
          </table:table-cell>
          <table:table-cell table:number-columns-repeated="3"/>
          <table:table-cell table:style-name="ce5" table:formula="of:=IF(LEFT([.$H$3];3)=LEFT(OFFSET([.A29];MATCH([.$H$3];[.D$1:.D$1048576];0);COLUMN([.D$1:.D$1048576])-1);3);OFFSET([.A29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3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5</text:p>
          </table:table-cell>
          <table:table-cell table:number-columns-repeated="3"/>
          <table:table-cell table:style-name="ce5" table:formula="of:=IF(LEFT([.$H$3];3)=LEFT(OFFSET([.A30];MATCH([.$H$3];[.D$1:.D$1048576];0);COLUMN([.D$1:.D$1048576])-1);3);OFFSET([.A30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31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6</text:p>
          </table:table-cell>
          <table:table-cell table:number-columns-repeated="3"/>
          <table:table-cell table:style-name="ce5" table:formula="of:=IF(LEFT([.$H$3];3)=LEFT(OFFSET([.A31];MATCH([.$H$3];[.D$1:.D$1048576];0);COLUMN([.D$1:.D$1048576])-1);3);OFFSET([.A31];MATCH([.$H$3];[.D$1:.D$1048576];0);COLUMN([.D$1:.D$1048576])-1);&quot;&quot;)">
            <text:p/>
          </table:table-cell>
          <table:table-cell table:number-columns-repeated="8"/>
          <table:table-cell table:style-name="ce7" office:value-type="string" calcext:value-type="string">
            <text:p>7ABH32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7</text:p>
          </table:table-cell>
          <table:table-cell table:number-columns-repeated="3"/>
          <table:table-cell table:style-name="ce5" table:formula="of:=IF(LEFT([.$H$3];3)=LEFT(OFFSET([.A32];MATCH([.$H$3];[.D$1:.D$1048576];0);COLUMN([.D$1:.D$1048576])-1);3);OFFSET([.A32];MATCH([.$H$3];[.D$1:.D$1048576];0);COLUMN([.D$1:.D$1048576])-1);&quot;&quot;)">
            <text:p/>
          </table:table-cell>
          <table:table-cell table:number-columns-repeated="8"/>
          <table:table-cell table:style-name="ce7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8</text:p>
          </table:table-cell>
          <table:table-cell table:number-columns-repeated="3"/>
          <table:table-cell table:style-name="ce5" table:formula="of:=IF(LEFT([.$H$3];3)=LEFT(OFFSET([.A33];MATCH([.$H$3];[.D$1:.D$1048576];0);COLUMN([.D$1:.D$1048576])-1);3);OFFSET([.A33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9</text:p>
          </table:table-cell>
          <table:table-cell table:number-columns-repeated="3"/>
          <table:table-cell table:style-name="ce5" table:formula="of:=IF(LEFT([.$H$3];3)=LEFT(OFFSET([.A34];MATCH([.$H$3];[.D$1:.D$1048576];0);COLUMN([.D$1:.D$1048576])-1);3);OFFSET([.A34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0</text:p>
          </table:table-cell>
          <table:table-cell table:number-columns-repeated="3"/>
          <table:table-cell table:style-name="ce5" table:formula="of:=IF(LEFT([.$H$3];3)=LEFT(OFFSET([.A35];MATCH([.$H$3];[.D$1:.D$1048576];0);COLUMN([.D$1:.D$1048576])-1);3);OFFSET([.A35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1</text:p>
          </table:table-cell>
          <table:table-cell table:number-columns-repeated="3"/>
          <table:table-cell table:style-name="ce5" table:formula="of:=IF(LEFT([.$H$3];3)=LEFT(OFFSET([.A36];MATCH([.$H$3];[.D$1:.D$1048576];0);COLUMN([.D$1:.D$1048576])-1);3);OFFSET([.A36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2</text:p>
          </table:table-cell>
          <table:table-cell table:number-columns-repeated="3"/>
          <table:table-cell table:style-name="ce5" table:formula="of:=IF(LEFT([.$H$3];3)=LEFT(OFFSET([.A37];MATCH([.$H$3];[.D$1:.D$1048576];0);COLUMN([.D$1:.D$1048576])-1);3);OFFSET([.A37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3</text:p>
          </table:table-cell>
          <table:table-cell table:number-columns-repeated="3"/>
          <table:table-cell table:style-name="ce5" table:formula="of:=IF(LEFT([.$H$3];3)=LEFT(OFFSET([.A38];MATCH([.$H$3];[.D$1:.D$1048576];0);COLUMN([.D$1:.D$1048576])-1);3);OFFSET([.A38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4</text:p>
          </table:table-cell>
          <table:table-cell table:number-columns-repeated="3"/>
          <table:table-cell table:style-name="ce5" table:formula="of:=IF(LEFT([.$H$3];3)=LEFT(OFFSET([.A39];MATCH([.$H$3];[.D$1:.D$1048576];0);COLUMN([.D$1:.D$1048576])-1);3);OFFSET([.A39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5</text:p>
          </table:table-cell>
          <table:table-cell table:number-columns-repeated="3"/>
          <table:table-cell table:style-name="ce5" table:formula="of:=IF(LEFT([.$H$3];3)=LEFT(OFFSET([.A40];MATCH([.$H$3];[.D$1:.D$1048576];0);COLUMN([.D$1:.D$1048576])-1);3);OFFSET([.A40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6</text:p>
          </table:table-cell>
          <table:table-cell table:number-columns-repeated="3"/>
          <table:table-cell table:style-name="ce5" table:formula="of:=IF(LEFT([.$H$3];3)=LEFT(OFFSET([.A41];MATCH([.$H$3];[.D$1:.D$1048576];0);COLUMN([.D$1:.D$1048576])-1);3);OFFSET([.A41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7</text:p>
          </table:table-cell>
          <table:table-cell table:number-columns-repeated="3"/>
          <table:table-cell table:style-name="ce5" table:formula="of:=IF(LEFT([.$H$3];3)=LEFT(OFFSET([.A42];MATCH([.$H$3];[.D$1:.D$1048576];0);COLUMN([.D$1:.D$1048576])-1);3);OFFSET([.A42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8</text:p>
          </table:table-cell>
          <table:table-cell table:number-columns-repeated="3"/>
          <table:table-cell table:style-name="ce5" table:formula="of:=IF(LEFT([.$H$3];3)=LEFT(OFFSET([.A43];MATCH([.$H$3];[.D$1:.D$1048576];0);COLUMN([.D$1:.D$1048576])-1);3);OFFSET([.A43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19</text:p>
          </table:table-cell>
          <table:table-cell table:number-columns-repeated="3"/>
          <table:table-cell table:style-name="ce5" table:formula="of:=IF(LEFT([.$H$3];3)=LEFT(OFFSET([.A44];MATCH([.$H$3];[.D$1:.D$1048576];0);COLUMN([.D$1:.D$1048576])-1);3);OFFSET([.A44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20</text:p>
          </table:table-cell>
          <table:table-cell table:number-columns-repeated="3"/>
          <table:table-cell table:style-name="ce5" table:formula="of:=IF(LEFT([.$H$3];3)=LEFT(OFFSET([.A45];MATCH([.$H$3];[.D$1:.D$1048576];0);COLUMN([.D$1:.D$1048576])-1);3);OFFSET([.A45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21</text:p>
          </table:table-cell>
          <table:table-cell table:number-columns-repeated="3"/>
          <table:table-cell table:style-name="ce5" table:formula="of:=IF(LEFT([.$H$3];3)=LEFT(OFFSET([.A46];MATCH([.$H$3];[.D$1:.D$1048576];0);COLUMN([.D$1:.D$1048576])-1);3);OFFSET([.A46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22</text:p>
          </table:table-cell>
          <table:table-cell table:number-columns-repeated="3"/>
          <table:table-cell table:style-name="ce5" table:formula="of:=IF(LEFT([.$H$3];3)=LEFT(OFFSET([.A47];MATCH([.$H$3];[.D$1:.D$1048576];0);COLUMN([.D$1:.D$1048576])-1);3);OFFSET([.A47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23</text:p>
          </table:table-cell>
          <table:table-cell table:number-columns-repeated="3"/>
          <table:table-cell table:style-name="ce5" table:formula="of:=IF(LEFT([.$H$3];3)=LEFT(OFFSET([.A48];MATCH([.$H$3];[.D$1:.D$1048576];0);COLUMN([.D$1:.D$1048576])-1);3);OFFSET([.A48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8ABC24</text:p>
          </table:table-cell>
          <table:table-cell table:number-columns-repeated="3"/>
          <table:table-cell table:style-name="ce5" table:formula="of:=IF(LEFT([.$H$3];3)=LEFT(OFFSET([.A49];MATCH([.$H$3];[.D$1:.D$1048576];0);COLUMN([.D$1:.D$1048576])-1);3);OFFSET([.A49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/>
          <table:table-cell table:number-columns-repeated="3"/>
          <table:table-cell table:style-name="ce5" table:formula="of:=IF(LEFT([.$H$3];3)=LEFT(OFFSET([.A50];MATCH([.$H$3];[.D$1:.D$1048576];0);COLUMN([.D$1:.D$1048576])-1);3);OFFSET([.A50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/>
          <table:table-cell table:number-columns-repeated="3"/>
          <table:table-cell table:style-name="ce5" table:formula="of:=IF(LEFT([.$H$3];3)=LEFT(OFFSET([.A51];MATCH([.$H$3];[.D$1:.D$1048576];0);COLUMN([.D$1:.D$1048576])-1);3);OFFSET([.A51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ABC91</text:p>
          </table:table-cell>
          <table:table-cell table:number-columns-repeated="3"/>
          <table:table-cell table:style-name="ce5" table:formula="of:=IF(LEFT([.$H$3];3)=LEFT(OFFSET([.A52];MATCH([.$H$3];[.D$1:.D$1048576];0);COLUMN([.D$1:.D$1048576])-1);3);OFFSET([.A52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ABC92</text:p>
          </table:table-cell>
          <table:table-cell table:number-columns-repeated="3"/>
          <table:table-cell table:style-name="ce5" table:formula="of:=IF(LEFT([.$H$3];3)=LEFT(OFFSET([.A53];MATCH([.$H$3];[.D$1:.D$1048576];0);COLUMN([.D$1:.D$1048576])-1);3);OFFSET([.A53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ABC93</text:p>
          </table:table-cell>
          <table:table-cell table:number-columns-repeated="3"/>
          <table:table-cell table:style-name="ce5" table:formula="of:=IF(LEFT([.$H$3];3)=LEFT(OFFSET([.A54];MATCH([.$H$3];[.D$1:.D$1048576];0);COLUMN([.D$1:.D$1048576])-1);3);OFFSET([.A54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ABC94</text:p>
          </table:table-cell>
          <table:table-cell table:number-columns-repeated="3"/>
          <table:table-cell table:style-name="ce5" table:formula="of:=IF(LEFT([.$H$3];3)=LEFT(OFFSET([.A55];MATCH([.$H$3];[.D$1:.D$1048576];0);COLUMN([.D$1:.D$1048576])-1);3);OFFSET([.A55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ABC95</text:p>
          </table:table-cell>
          <table:table-cell table:number-columns-repeated="3"/>
          <table:table-cell table:style-name="ce5" table:formula="of:=IF(LEFT([.$H$3];3)=LEFT(OFFSET([.A56];MATCH([.$H$3];[.D$1:.D$1048576];0);COLUMN([.D$1:.D$1048576])-1);3);OFFSET([.A56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ABC96</text:p>
          </table:table-cell>
          <table:table-cell table:number-columns-repeated="3"/>
          <table:table-cell table:style-name="ce5" table:formula="of:=IF(LEFT([.$H$3];3)=LEFT(OFFSET([.A57];MATCH([.$H$3];[.D$1:.D$1048576];0);COLUMN([.D$1:.D$1048576])-1);3);OFFSET([.A57];MATCH([.$H$3];[.D$1:.D$1048576];0);COLUMN([.D$1:.D$1048576])-1);&quot;&quot;)">
            <text:p/>
          </table:table-cell>
          <table:table-cell table:number-columns-repeated="8"/>
          <table:table-cell table:style-name="ce8"/>
          <table:table-cell table:number-columns-repeated="1007"/>
        </table:table-row>
        <table:table-row table:style-name="ro2">
          <table:table-cell table:number-columns-repeated="3"/>
          <table:table-cell table:style-name="ce3" office:value-type="string" calcext:value-type="string">
            <text:p>ABC9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office:value-type="string" calcext:value-type="string">
            <text:p>ABC98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office:value-type="string" calcext:value-type="string">
            <text:p>ABC9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ABC9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ABC9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ABC912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H32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H36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H35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K18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K30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K26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E22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E24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E19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F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F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F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F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F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F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F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F8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F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F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F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F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F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F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F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F8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F18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M32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M32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M38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G24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G22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G17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I20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I20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I33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4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BD56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4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5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BD60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4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5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5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BD5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AT32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4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4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AT44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AT40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PK20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PK16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PK20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KLO24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KLO20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KLO20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PRA32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PRA36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PRA3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7WAH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WAH17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WAH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WAH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WAH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WAH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WAH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WAH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WAH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WAH8</text:p>
          </table:table-cell>
          <table:table-cell table:number-columns-repeated="1020"/>
        </table:table-row>
        <table:table-row table:style-name="ro1" table:number-rows-repeated="14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WAH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WAH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WAH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WAH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WAH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WAH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WAH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WAH8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7AXS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7AXS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8AXS1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1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1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9AXS16</text:p>
          </table:table-cell>
          <table:table-cell table:number-columns-repeated="1020"/>
        </table:table-row>
        <table:table-row table:style-name="ro1" table:number-rows-repeated="10472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d" fo:country="ID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6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7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date-style style:name="N10108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9" number:language="id" number:country="ID">
      <number:day number:style="long"/>
      <number:text>-</number:text>
      <number:month number:textual="true"/>
    </number:date-style>
    <number:date-style style:name="N10110" number:language="id" number:country="ID">
      <number:month number:textual="true"/>
      <number:text>-</number:text>
      <number:year/>
    </number:date-style>
    <number:time-style style:name="N10111" number:language="id" number:country="ID">
      <number:hours/>
      <number:text>:</number:text>
      <number:minute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5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6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7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d" number:country="ID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id" number:country="ID">
      <loext:text> </loext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id" number:country="ID">
      <loext:text> Rp</loext:text>
      <loext:fill-character> </loext:fill-character>
      <number:text>-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d" number:country="ID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id" number:country="ID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d" number:country="ID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1:42:39</meta:creation-date>
    <meta:initial-creator>Windows User</meta:initial-creator>
    <dc:language>id-ID</dc:language>
    <dc:date>2018-04-22T17:11:12</dc:date>
    <meta:editing-cycles>2</meta:editing-cycles>
    <meta:editing-duration>PT39M</meta:editing-duration>
    <meta:generator>LibreOffice/6.0.3.2$Linux_X86_64 LibreOffice_project/00m0$Build-2</meta:generator>
    <meta:document-statistic meta:table-count="1" meta:cell-count="1257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